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="" draw:marker-start-width="0.279cm" draw:marker-end="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6cm" fo:min-width="0.464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3.3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957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11cm" fo:min-width="0.77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botto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855cm" fo:min-width="0.384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fill-color="#ffffff" draw:textarea-vertical-align="botto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07cm" fo:min-width="0.79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8cm" fo:min-width="1.155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dash" draw:stroke-dash="Long_20_Dash" svg:stroke-width="0.053cm" svg:stroke-color="#000000" draw:marker-start-width="0.279cm" draw:marker-end-width="0.279cm" svg:stroke-opacity="100%" draw:fill-color="#ffffff" draw:opacity="0%" draw:textarea-horizontal-align="justify" draw:textarea-vertical-align="middle" draw:auto-grow-height="false" fo:min-height="6.048cm" fo:min-width="16.21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78cm" fo:min-width="0.394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top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1.155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2cm" fo:min-width="0.286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84cm" fo:min-width="0.38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2cm" fo:min-width="0.262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 style:list-style-name="L1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solid" draw:fill-color="#ffffff"/>
      <style:paragraph-properties fo:text-align="end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 draw:fill-color="#ffffff"/>
      <style:paragraph-properties fo:text-align="center"/>
      <style:text-properties fo:font-size="12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2pt"/>
    </style:style>
    <style:style style:name="P13" style:family="paragraph">
      <style:paragraph-properties fo:line-height="115%" fo:text-align="center"/>
    </style:style>
    <style:style style:name="P14" style:family="paragraph">
      <loext:graphic-properties draw:fill="solid" draw:fill-color="#ffffff"/>
      <style:paragraph-properties fo:line-height="115%" fo:text-align="center" style:writing-mode="lr-tb"/>
      <style:text-properties fo:font-size="12pt"/>
    </style:style>
    <style:style style:name="P15" style:family="paragraph">
      <style:paragraph-properties fo:margin-top="0.051cm" fo:margin-bottom="0cm" fo:text-align="center"/>
    </style:style>
    <style:style style:name="P16" style:family="paragraph">
      <loext:graphic-properties draw:fill="solid" draw:fill-color="#ffffff"/>
      <style:paragraph-properties fo:margin-top="0.051cm" fo:margin-bottom="0cm" fo:text-align="center" style:writing-mode="lr-tb"/>
      <style:text-properties fo:font-size="12pt"/>
    </style:style>
    <style:style style:name="P17" style:family="paragraph">
      <style:paragraph-properties fo:text-align="justify" style:writing-mode="lr-tb"/>
    </style:style>
    <style:style style:name="P18" style:family="paragraph">
      <loext:graphic-properties draw:fill="solid" draw:fill-color="#ffffff"/>
      <style:paragraph-properties fo:text-align="justify" style:writing-mode="lr-tb"/>
      <style:text-properties fo:font-size="12pt"/>
    </style:style>
    <style:style style:name="P19" style:family="paragraph">
      <style:paragraph-properties fo:margin-left="1cm" fo:margin-right="0cm" fo:margin-top="0.254cm" fo:margin-bottom="0cm" fo:line-height="100%" fo:text-align="end" fo:text-indent="0cm"/>
    </style:style>
    <style:style style:name="P20" style:family="paragraph">
      <loext:graphic-properties draw:fill="solid" draw:fill-color="#ffffff"/>
      <style:paragraph-properties fo:margin-left="1cm" fo:margin-right="0cm" fo:margin-top="0.254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justify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11.76cm" svg:y="13.773cm">
          <text:p text:style-name="P1"><text:span text:style-name="T1">Printing Jo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5" draw:id="id5" draw:layer="layout" svg:width="2.032cm" svg:height="2.794cm" svg:x="12.476cm" svg:y="9.317cm">
          <text:p text:style-name="P1"><text:span text:style-name="T1">PartO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3.81cm" svg:height="1.27cm" svg:x="17.448cm" svg:y="1.708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81cm" svg:height="1.27cm" svg:x="21.204cm" svg:y="18.391cm">
          <text:p text:style-name="P1"><text:span text:style-name="T1">T-Shi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81cm" svg:height="1.27cm" svg:x="5.102cm" svg:y="1.835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159cm" svg:height="2.413cm" svg:x="8.05cm" svg:y="14.662cm">
          <text:p text:style-name="P1"><text:span text:style-name="T1">For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2.54cm" svg:height="2.921cm" svg:x="11.887cm" svg:y="4.502cm">
          <text:p text:style-name="P1"><text:span text:style-name="T1">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s" svg:x1="11.76cm" svg:y1="14.408cm" svg:x2="10.209cm" svg:y2="15.869cm" draw:start-shape="id1" draw:start-glue-point="3" draw:end-shape="id2" draw:end-glue-point="7" svg:d="M11760 14408h-527l-497 1461h-527" svg:viewBox="0 0 1552 1462">
          <text:p text:style-name="P3"><text:span text:style-name="T1"><text:s text:c="5"/></text:span><text:span text:style-name="T1">m</text:span></text:p>
        </draw:connector>
        <draw:connector draw:style-name="gr7" draw:text-style-name="P4" draw:layer="layout" draw:type="lines" svg:x1="5.383cm" svg:y1="18.472cm" svg:x2="8.05cm" svg:y2="15.869cm" draw:start-shape="id3" draw:start-glue-point="0" draw:end-shape="id2" draw:end-glue-point="5" svg:d="M5383 18472v-527l2139-2076h528" svg:viewBox="0 0 2668 2604">
          <text:p text:style-name="P3"><text:span text:style-name="T1">1</text:span></text:p>
        </draw:connector>
        <draw:connector draw:style-name="gr8" draw:text-style-name="P4" draw:layer="layout" draw:type="lines" draw:line-skew="0cm 0.292cm" svg:x1="13.192cm" svg:y1="7.731cm" svg:x2="13.492cm" svg:y2="9.317cm" draw:start-shape="id4" draw:start-glue-point="2" draw:end-shape="id5" draw:end-glue-point="4" svg:d="M13192 7731v527l300 824v235" svg:viewBox="0 0 301 1587">
          <text:p text:style-name="P3"><text:span text:style-name="T1">1 <text:s text:c="2"/></text:span></text:p>
        </draw:connector>
        <draw:connector draw:style-name="gr8" draw:text-style-name="P4" draw:layer="layout" draw:type="lines" svg:x1="7.007cm" svg:y1="3.105cm" svg:x2="11.887cm" svg:y2="5.963cm" draw:start-shape="id6" draw:start-glue-point="2" draw:end-shape="id7" draw:end-glue-point="5" svg:d="M7007 3105v527l4353 2331h527" svg:viewBox="0 0 4881 2859">
          <text:p text:style-name="P5"><text:span text:style-name="T1"><text:s text:c="5"/></text:span><text:span text:style-name="T1">m</text:span></text:p>
        </draw:connector>
        <draw:connector draw:style-name="gr8" draw:text-style-name="P7" draw:layer="layout" draw:type="lines" svg:x1="14.427cm" svg:y1="5.963cm" svg:x2="19.353cm" svg:y2="2.978cm" draw:start-shape="id7" draw:start-glue-point="7" draw:end-shape="id8" draw:end-glue-point="2" svg:d="M14427 5963h528l4398-2458v-527" svg:viewBox="0 0 4927 2986">
          <text:p text:style-name="P6"><text:span text:style-name="T1"><text:s text:c="11"/></text:span><text:span text:style-name="T1">n <text:s text:c="4"/></text:span></text:p>
        </draw:connector>
        <draw:custom-shape draw:style-name="gr3" draw:text-style-name="P2" xml:id="id3" draw:id="id3" draw:layer="layout" svg:width="3.81cm" svg:height="1.27cm" svg:x="3.478cm" svg:y="18.472cm">
          <text:p text:style-name="P1"><text:span text:style-name="T1">Printing 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1.872cm" svg:height="2.313cm" svg:x="17.543cm" svg:y="14.916cm">
          <text:p text:style-name="P1"><text:span text:style-name="T1">For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9" draw:layer="layout" draw:type="lines" svg:x1="17.543cm" svg:y1="16.073cm" svg:x2="15.57cm" svg:y2="14.408cm" draw:start-shape="id9" draw:start-glue-point="5" draw:end-shape="id1" draw:end-glue-point="1" svg:d="M17543 16073h-527l-919-1665h-527" svg:viewBox="0 0 1974 1666">
          <text:p text:style-name="P8"><text:span text:style-name="T2"><text:s text:c="2"/></text:span><text:span text:style-name="T2">n</text:span></text:p>
        </draw:connector>
        <draw:connector draw:style-name="gr7" draw:text-style-name="P10" draw:layer="layout" draw:type="lines" svg:x1="19.415cm" svg:y1="16.073cm" svg:x2="23.109cm" svg:y2="18.391cm" draw:start-shape="id9" draw:start-glue-point="7" draw:end-shape="id10" draw:end-glue-point="0" svg:d="M19415 16073h528l3166 1791v527" svg:viewBox="0 0 3695 2319">
          <text:p text:style-name="P3"><text:span text:style-name="T2">1</text:span></text:p>
        </draw:connector>
        <draw:custom-shape draw:style-name="gr11" draw:text-style-name="P2" xml:id="id11" draw:id="id11" draw:layer="layout" svg:width="1.905cm" svg:height="1.143cm" svg:x="10.336cm" svg:y="2.47cm">
          <text:p text:style-name="P1"><text:span text:style-name="T1">Or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2" draw:id="id12" draw:layer="layout" svg:width="2.413cm" svg:height="0.89cm" svg:x="13.892cm" svg:y="2.47cm">
          <text:p text:style-name="P1"><text:span text:style-name="T1">OrdStat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" svg:x1="11.289cm" svg:y1="3.613cm" svg:x2="13.157cm" svg:y2="4.502cm" draw:start-shape="id11" draw:start-glue-point="8" draw:end-shape="id7" draw:end-glue-point="4" svg:d="M11289 3613l1868 889" svg:viewBox="0 0 1869 890">
          <text:p/>
        </draw:connector>
        <draw:connector draw:style-name="gr13" draw:text-style-name="P11" draw:layer="layout" draw:type="line" svg:x1="13.157cm" svg:y1="4.502cm" svg:x2="15.099cm" svg:y2="3.36cm" draw:start-shape="id7" draw:start-glue-point="4" draw:end-shape="id12" draw:end-glue-point="8" svg:d="M13157 4502l1942-1142" svg:viewBox="0 0 1943 1143">
          <text:p/>
        </draw:connector>
        <draw:custom-shape draw:style-name="gr14" draw:text-style-name="P12" xml:id="id4" draw:id="id4" draw:layer="layout" svg:width="16.764cm" svg:height="6.35cm" svg:x="4.81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4" draw:id="id14" draw:layer="layout" svg:width="3.81cm" svg:height="1.27cm" svg:x="14.243cm" svg:y="18.707cm">
          <text:p text:style-name="P1"><text:span text:style-name="T1">Printing Mater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3" draw:id="id13" draw:layer="layout" svg:width="1.892cm" svg:height="2.559cm" svg:x="9.749cm" svg:y="17.564cm">
          <text:p text:style-name="P1"><text:span text:style-name="T1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4" draw:layer="layout" draw:type="lines" svg:x1="7.288cm" svg:y1="19.107cm" svg:x2="9.749cm" svg:y2="18.844cm" draw:start-shape="id3" draw:start-glue-point="1" draw:end-shape="id13" draw:end-glue-point="5" svg:d="M7288 19107h527l1407-263h527" svg:viewBox="0 0 2462 264">
          <text:p text:style-name="P3"><text:span text:style-name="T1">m</text:span></text:p>
        </draw:connector>
        <draw:connector draw:style-name="gr17" draw:text-style-name="P14" draw:layer="layout" draw:type="lines" svg:x1="11.641cm" svg:y1="18.844cm" svg:x2="14.243cm" svg:y2="19.342cm" draw:start-shape="id13" draw:start-glue-point="7" draw:end-shape="id14" draw:end-glue-point="3" svg:d="M11641 18844h528l1547 498h527" svg:viewBox="0 0 2603 499">
          <text:p text:style-name="P13"><text:span text:style-name="T1">n</text:span></text:p>
        </draw:connector>
        <draw:custom-shape draw:style-name="gr18" draw:text-style-name="P2" xml:id="id15" draw:id="id15" draw:layer="layout" svg:width="2.413cm" svg:height="1.27cm" svg:x="11.784cm" svg:y="16.44cm">
          <text:p text:style-name="P1"><text:span text:style-name="T1">Propor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s" svg:x1="10.695cm" svg:y1="17.564cm" svg:x2="11.784cm" svg:y2="17.075cm" draw:start-shape="id13" draw:start-glue-point="4" draw:end-shape="id15" draw:end-glue-point="6" svg:d="M10695 17564v-528l561 39h528" svg:viewBox="0 0 1090 529">
          <text:p/>
        </draw:connector>
        <draw:custom-shape draw:style-name="gr19" draw:text-style-name="P2" xml:id="id16" draw:id="id16" draw:layer="layout" svg:width="1.676cm" svg:height="2.286cm" svg:x="2.116cm" svg:y="4.861cm">
          <text:p text:style-name="P1"><text:span text:style-name="T1">Cre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6" draw:layer="layout" draw:type="lines" svg:x1="5.102cm" svg:y1="2.47cm" svg:x2="2.954cm" svg:y2="4.861cm" draw:start-shape="id6" draw:start-glue-point="3" draw:end-shape="id16" draw:end-glue-point="4" svg:d="M5102 2470h-527l-1621 1864v527" svg:viewBox="0 0 2149 2392">
          <text:p text:style-name="P15"><text:span text:style-name="T1">1 <text:s text:c="13"/></text:span></text:p>
        </draw:connector>
        <draw:connector draw:style-name="gr7" draw:text-style-name="P4" draw:layer="layout" draw:type="lines" svg:x1="3.478cm" svg:y1="19.107cm" svg:x2="2.954cm" svg:y2="7.147cm" draw:start-shape="id3" draw:start-glue-point="3" draw:end-shape="id16" draw:end-glue-point="6" svg:d="M3478 19107h-527l3-11432v-528" svg:viewBox="0 0 528 11961">
          <text:p text:style-name="P3"><text:span text:style-name="T1"><text:s text:c="2"/></text:span><text:span text:style-name="T1">n</text:span></text:p>
        </draw:connector>
        <draw:custom-shape draw:style-name="gr15" draw:text-style-name="P2" xml:id="id18" draw:id="id18" draw:layer="layout" svg:width="3.81cm" svg:height="1.27cm" svg:x="21.401cm" svg:y="9.563cm">
          <text:p text:style-name="P1"><text:span text:style-name="T1">ArtWor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17" draw:id="id17" draw:layer="layout" svg:width="1.878cm" svg:height="2.37cm" svg:x="17.537cm" svg:y="11.641cm">
          <text:p text:style-name="P1"><text:span text:style-name="T1">Includ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8" draw:layer="layout" draw:type="lines" svg:x1="17.537cm" svg:y1="12.826cm" svg:x2="15.57cm" svg:y2="14.408cm" draw:start-shape="id17" draw:start-glue-point="5" draw:end-shape="id1" draw:end-glue-point="1" svg:d="M17537 12826h-527l-913 1582h-527" svg:viewBox="0 0 1968 1583">
          <text:p text:style-name="P17"><text:span text:style-name="T1"><text:s text:c="9"/></text:span><text:span text:style-name="T1">n</text:span></text:p>
        </draw:connector>
        <draw:connector draw:style-name="gr7" draw:text-style-name="P4" draw:layer="layout" draw:type="lines" svg:x1="23.306cm" svg:y1="10.833cm" svg:x2="19.415cm" svg:y2="12.826cm" draw:start-shape="id18" draw:start-glue-point="2" draw:end-shape="id17" draw:end-glue-point="7" svg:d="M23306 10833v527l-3363 1466h-528" svg:viewBox="0 0 3892 1994">
          <text:p text:style-name="P5"><text:span text:style-name="T1">1</text:span></text:p>
        </draw:connector>
        <draw:custom-shape draw:style-name="gr21" draw:text-style-name="P2" xml:id="id19" draw:id="id19" draw:layer="layout" svg:width="1.626cm" svg:height="2.286cm" svg:x="22.463cm" svg:y="4.718cm">
          <text:p text:style-name="P1"><text:span text:style-name="T1">Ow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20" draw:layer="layout" draw:type="lines" draw:line-skew="0.107cm" svg:x1="23.276cm" svg:y1="7.004cm" svg:x2="23.306cm" svg:y2="9.563cm" draw:start-shape="id19" draw:start-glue-point="6" draw:end-shape="id18" draw:end-glue-point="0" svg:d="M23276 7004v635l30 1397v527" svg:viewBox="0 0 31 2560">
          <text:p text:style-name="P19"><text:span text:style-name="T3">n <text:s text:c="2"/></text:span></text:p>
        </draw:connector>
        <draw:connector draw:style-name="gr7" draw:text-style-name="P4" draw:layer="layout" draw:type="lines" svg:x1="21.258cm" svg:y1="2.343cm" svg:x2="23.276cm" svg:y2="4.718cm" draw:start-shape="id8" draw:start-glue-point="1" draw:end-shape="id19" draw:end-glue-point="4" svg:d="M21258 2343h527l1491 1848v527" svg:viewBox="0 0 2019 2376">
          <text:p text:style-name="P3"><text:span text:style-name="T1"><text:s text:c="13"/></text:span><text:span text:style-name="T1">1</text:span></text:p>
        </draw:connector>
        <draw:connector draw:style-name="gr17" draw:text-style-name="P18" draw:layer="layout" draw:type="lines" svg:x1="13.492cm" svg:y1="12.111cm" svg:x2="13.665cm" svg:y2="13.773cm" draw:start-shape="id5" draw:start-glue-point="6" draw:end-shape="id1" draw:end-glue-point="0" svg:d="M13492 12111v528l173 607v527" svg:viewBox="0 0 174 1663">
          <text:p text:style-name="P21"><text:span text:style-name="T1"><text:s text:c="2"/></text:span><text:span text:style-name="T1">n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2pt" fo:language="en" fo:country="US" style:font-name-asian="Calibri1" style:font-family-asian="Calibri" style:font-family-generic-asian="swiss" style:font-pitch-asian="variable" style:font-size-asian="12pt" style:language-asian="en" style:country-asian="US" style:font-name-complex="Calibri1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8T16:46:13.811000000</meta:creation-date>
    <dc:date>2020-04-15T19:57:32.814000000</dc:date>
    <meta:editing-duration>PT13H9M26S</meta:editing-duration>
    <meta:editing-cycles>14</meta:editing-cycles>
    <meta:generator>LibreOffice/6.4.0.3$Windows_X86_64 LibreOffice_project/b0a288ab3d2d4774cb44b62f04d5d28733ac6df8</meta:generator>
    <meta:document-statistic meta:object-count="38"/>
  </office:meta>
</office:document-meta>
</file>